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11" style:family="text">
      <style:text-properties fo:font-size="10.00pt" fo:font-weight="bold" fo:font-family="'JetBrains Mono'" style:font-family-asian="'JetBrains Mono'" style:font-family-complex="'JetBrains Mono'" fo:background-color="transparent" fo:color="#a9b7c6"/>
    </style:style>
    <style:style style:name="T12" style:family="text">
      <style:text-properties fo:font-size="10.00pt" fo:font-weight="bold" fo:font-family="'Times New Roman'" style:font-family-asian="'Times New Roman'" style:font-family-complex="'Times New Roman'" fo:background-color="transparent" fo:color="#a9b7c6"/>
    </style:style>
    <style:style style:name="T1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bold" fo:font-family="'JetBrains Mono'" style:font-family-asian="'JetBrains Mono'" style:font-family-complex="'JetBrains Mono'" fo:background-color="transparent" fo:color="#a9b7c6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e8bf6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ctivity_main.xml</text:span><text:span text:style-name="T2"/></text:p>
      <text:p text:style-name="P1"><text:span text:style-name="T2"/></text:p>
      <text:p text:style-name="P2"><text:span text:style-name="T3">&lt;?xml version="1.0" encoding="utf-8"?&gt;<text:line-break/>&lt;androidx.constraintlayout.widget.ConstraintLayout xmlns:android="http://schemas.android.com/apk/res/android"<text:line-break/><text:s text:c="4"/>xmlns:app="http://schemas.android.com/apk/res-auto"<text:line-break/><text:s text:c="4"/>xmlns:tools="http://schemas.android.com/tools"<text:line-break/><text:s text:c="4"/>android:layout_width="match_parent"<text:line-break/><text:s text:c="4"/>android:layout_height="match_parent"<text:line-break/><text:s text:c="4"/>tools:context=".MainActivity"&gt;<text:line-break/><text:line-break/><text:s text:c="4"/>&lt;TextView<text:line-break/><text:s text:c="8"/>android:id="@+id/editText"<text:line-break/><text:s text:c="8"/>android:layout_width="match_parent"<text:line-break/><text:s text:c="8"/>android:layout_height="wrap_content"<text:line-break/><text:s text:c="8"/>android:text="Welcome to Home Screen"<text:line-break/><text:s text:c="8"/>android:textAlignment="center"<text:line-break/><text:s text:c="8"/>android:textSize="28sp"<text:line-break/><text:s text:c="8"/>app:layout_constraintBottom_toBottomOf="parent"<text:line-break/><text:s text:c="8"/>app:layout_constraintEnd_toEndOf="parent"<text:line-break/><text:s text:c="8"/>app:layout_constraintHorizontal_bias="0.0"<text:line-break/><text:s text:c="8"/>app:layout_constraintStart_toStartOf="parent"<text:line-break/><text:s text:c="8"/>app:layout_constraintTop_toTopOf="parent" /&gt;<text:line-break/><text:line-break/><text:s text:c="4"/>&lt;Button<text:line-break/><text:s text:c="8"/>android:id="@+id/btn1"<text:line-break/><text:s text:c="8"/>android:text="Go to News Screen"<text:line-break/><text:s text:c="8"/>android:onClick="newsScreen"<text:line-break/><text:s text:c="8"/>android:layout_width="wrap_content"<text:line-break/><text:s text:c="8"/>android:layout_height="wrap_content"<text:line-break/><text:s text:c="8"/>app:layout_constraintBottom_toBottomOf="parent"<text:line-break/><text:s text:c="8"/>app:layout_constraintEnd_toEndOf="parent"<text:line-break/><text:s text:c="8"/>app:layout_constraintStart_toStartOf="parent"<text:line-break/><text:s text:c="8"/>app:layout_constraintTop_toBottomOf="@+id/editText" /&gt;<text:line-break/>&lt;/androidx.constraintlayout.widget.ConstraintLayout&gt;</text:span></text:p>
      <text:p text:style-name="P2"><text:span text:style-name="T3"/></text:p>
      <text:p text:style-name="P2"><text:span text:style-name="T3"/></text:p>
      <text:p text:style-name="P2"><text:span text:style-name="T4">MainActivity.java</text:span></text:p>
      <text:p text:style-name="P2"><text:span text:style-name="T4"/></text:p>
      <text:p text:style-name="P2"><text:span text:style-name="T5">package com.example.intent;<text:line-break/>import androidx.appcompat.app.AppCompatActivity;<text:line-break/>import android.os.Bundle;<text:line-break/>import android.content.Intent;<text:line-break/>import android.view.View;<text:line-break/><text:line-break/>public class MainActivity extends AppCompatActivity {<text:line-break/><text:line-break/><text:s text:c="4"/>@Override<text:line-break/><text:s text:c="4"/>protected void onCreate(Bundle savedInstanceState) {<text:line-break/><text:s text:c="8"/>super.onCreate(savedInstanceState);<text:line-break/><text:s text:c="8"/>setContentView(R.layout.</text:span><text:span text:style-name="T6">activity_main</text:span><text:span text:style-name="T7">);<text:line-break/><text:s text:c="4"/>}<text:line-break/><text:line-break/><text:s text:c="4"/>public void newsScreen(View view) {<text:line-break/><text:s text:c="8"/>Intent i = new Intent(getApplicationContext(), MainActivity2.class);<text:line-break/><text:s text:c="8"/>startActivity(i);<text:line-break/><text:s text:c="4"/>}<text:line-break/>}<text:line-break/></text:span></text:p>
      <text:p text:style-name="P2"><text:span text:style-name="T8"/></text:p>
      <text:p text:style-name="P2"><text:span text:style-name="T8">Activity_main2.xml</text:span></text:p>
      <text:p text:style-name="P2"><text:span text:style-name="T8"/></text:p>
      <text:p text:style-name="P2"><text:span text:style-name="T9">&lt;?xml version="1.0" encoding="utf-8"?&gt;<text:line-break/>&lt;androidx.constraintlayout.widget.ConstraintLayout xmlns:android="http://schemas.android.com/apk/res/android"<text:line-break/><text:s text:c="4"/>xmlns:app="http://schemas.android.com/apk/res-auto"<text:line-break/><text:s text:c="4"/>xmlns:tools="http://schemas.android.com/tools"<text:line-break/><text:s text:c="4"/>android:layout_width="match_parent"<text:line-break/><text:s text:c="4"/>android:layout_height="match_parent"<text:line-break/><text:s text:c="4"/>tools:context=".MainActivity2"&gt;<text:line-break/><text:line-break/><text:s text:c="4"/>&lt;TextView<text:line-break/><text:s text:c="8"/>android:id="@+id/editText"<text:line-break/><text:s text:c="8"/>android:layout_width="match_parent"<text:line-break/><text:s text:c="8"/>android:layout_height="wrap_content"<text:line-break/><text:s text:c="8"/>android:text="Welcome to GFG News Screen"<text:line-break/><text:s text:c="8"/>android:textAlignment="center"<text:line-break/><text:s text:c="8"/>android:textSize="28sp"<text:line-break/><text:s text:c="8"/>app:layout_constraintBottom_toBottomOf="parent"<text:line-break/><text:s text:c="8"/>app:layout_constraintEnd_toEndOf="parent"<text:line-break/><text:s text:c="8"/>app:layout_constraintHorizontal_bias="0.0"<text:line-break/><text:s text:c="8"/>app:layout_constraintStart_toStartOf="parent"<text:line-break/><text:s text:c="8"/>app:layout_constraintTop_toTopOf="parent" /&gt;<text:line-break/><text:line-break/><text:s text:c="4"/>&lt;Button<text:line-break/><text:s text:c="8"/>android:id="@+id/btn2"<text:line-break/><text:s text:c="8"/>android:text="Go to Home Screen"<text:line-break/><text:s text:c="8"/>android:onClick="homeScreen"<text:line-break/><text:s text:c="8"/>android:layout_width="wrap_content"<text:line-break/><text:s text:c="8"/>android:layout_height="wrap_content"<text:line-break/><text:s text:c="8"/>app:layout_constraintBottom_toBottomOf="parent"<text:line-break/><text:s text:c="8"/>app:layout_constraintEnd_toEndOf="parent"<text:line-break/><text:s text:c="8"/>app:layout_constraintStart_toStartOf="parent"<text:line-break/><text:s text:c="8"/>app:layout_constraintTop_toBottomOf="@+id/editText" /&gt;<text:line-break/>&lt;/androidx.constraintlayout.widget.ConstraintLayout&gt;<text:line-break/></text:span><text:span text:style-name="T10"/></text:p>
      <text:p text:style-name="P2"><text:span text:style-name="T11"/></text:p>
      <text:p text:style-name="P2"><text:span text:style-name="T12"><text:tab/></text:span><text:span text:style-name="T13">Main Activity2.java</text:span><text:span text:style-name="T14"/></text:p>
      <text:p text:style-name="P2"><text:span text:style-name="T15">package com.example.intent;<text:line-break/><text:line-break/>import androidx.appcompat.app.AppCompatActivity;<text:line-break/>import android.content.Intent;<text:line-break/>import android.os.Bundle;<text:line-break/>import android.view.View;<text:line-break/><text:line-break/>public class MainActivity2 extends AppCompatActivity {<text:line-break/><text:line-break/><text:s text:c="4"/>@Override<text:line-break/><text:s text:c="4"/>protected void onCreate(Bundle savedInstanceState) {<text:line-break/><text:s text:c="8"/>super.onCreate(savedInstanceState);<text:line-break/><text:s text:c="8"/>setContentView(R.layout.</text:span><text:span text:style-name="T16">activity_main2</text:span><text:span text:style-name="T17">);<text:line-break/><text:s text:c="4"/>}<text:line-break/><text:line-break/><text:s text:c="4"/>public void homeScreen(View view) {<text:line-break/><text:s text:c="8"/>Intent i = new Intent(getApplicationContext(), MainActivity.class);<text:line-break/><text:s text:c="8"/>startActivity(i);<text:line-break/><text:s text:c="4"/>}<text:line-break/>}<text:line-break/></text:span></text:p>
      <text:p text:style-name="P2"><text:span text:style-name="T17"/></text:p>
      <text:p text:style-name="P2"><text:span text:style-name="T17"/></text:p>
      <text:p text:style-name="P2"><text:span text:style-name="T18">OUTPUT</text:span></text:p>
      <text:p text:style-name="P2"><text:span text:style-name="T18"/></text:p>
      <text:p text:style-name="P2"><draw:frame text:anchor-type="as-char" svg:width="54.77mm" svg:height="103.45mm" style:rel-width="scale" style:rel-height="scale"><draw:object-ole xlink:href="OleObj1"/><draw:image xlink:href="ObjectReplacements/OleObj1"/></draw:frame><text:span text:style-name="T18"><text:tab/><text:tab/></text:span><draw:frame text:anchor-type="as-char" svg:width="54.07mm" svg:height="100.65mm" style:rel-width="scale" style:rel-height="scale"><draw:object-ole xlink:href="OleObj2"/><draw:image xlink:href="ObjectReplacements/OleObj2"/></draw:frame><text:span text:style-name="T18"><text:tab/><text:tab/><text:tab/></text:span></text:p>
      <text:p text:style-name="P3"><text:span text:style-name="T18"/></text:p>
      <text:p text:style-name="P4"><text:span text:style-name="T18"/></text:p>
      <text:p text:style-name="P5"><text:span text:style-name="T18"/></text:p>
      <text:p text:style-name="P6"><text:span text:style-name="T18"/></text:p>
      <text:p text:style-name="P7"><text:span text:style-name="T18"/></text:p>
      <text:p text:style-name="P8"><text:span text:style-name="T19"><text:line-break/><text:line-break/></text:span></text:p>
      <text:p text:style-name="P8"><text:span text:style-name="T20"/></text:p>
      <text:p text:style-name="P8"><text:span text:style-name="T20"/></text:p>
      <text:p text:style-name="P8"><text:span text:style-name="T21"><text:line-break/></text:span><text:span text:style-name="T22"/></text:p>
      <text:p text:style-name="P9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